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font-size="16pt" fo:letter-spacing="normal" style:font-size-asian="16pt" style:font-size-complex="16pt"/>
    </style:style>
    <style:style style:name="T1" style:family="text">
      <style:text-properties style:font-name="Verdana" fo:font-style="normal" fo:font-weight="normal"/>
    </style:style>
    <style:style style:name="T2" style:family="text">
      <style:text-properties style:font-name="Verdana" fo:font-size="12pt" fo:font-style="normal" fo:font-weight="normal"/>
    </style:style>
    <style:style style:name="T3" style:family="text">
      <style:text-properties style:font-name-asian="Verdana" style:font-style-asian="normal" style:font-weight-asian="normal"/>
    </style:style>
    <style:style style:name="T4" style:family="text">
      <style:text-properties style:font-name-asian="Verdana" style:font-size-asian="12pt" style:font-style-asian="normal" style:font-weight-asian="normal"/>
    </style:style>
    <style:style style:name="T5" style:family="text">
      <style:text-properties fo:font-variant="normal" fo:text-transform="none" fo:color="#4f4f4f" style:font-name="Verdana" fo:font-size="12pt" fo:letter-spacing="normal" fo:font-style="normal" fo:font-weight="bold"/>
    </style:style>
    <style:style style:name="T6" style:family="text">
      <style:text-properties fo:font-variant="normal" fo:text-transform="none" fo:color="#4f4f4f" style:font-name="Verdana" fo:letter-spacing="normal" fo:font-style="normal" fo:font-weight="bold"/>
    </style:style>
    <style:style style:name="T7" style:family="text">
      <style:text-properties fo:font-variant="normal" fo:text-transform="none" fo:color="#4f4f4f" style:font-name="Verdana" fo:font-size="16pt" fo:letter-spacing="normal" fo:font-style="normal" fo:font-weight="bold" style:font-size-asian="16pt" style:font-size-complex="16pt"/>
    </style:style>
    <style:style style:name="T8" style:family="text">
      <style:text-properties fo:font-variant="normal" fo:text-transform="none" fo:color="#4f4f4f" fo:letter-spacing="normal" style:font-name-asian="Verdana" style:font-size-asian="12pt" style:font-style-asian="normal" style:font-weight-asian="bold"/>
    </style:style>
    <style:style style:name="T9" style:family="text">
      <style:text-properties fo:font-variant="normal" fo:text-transform="none" fo:color="#4f4f4f" fo:letter-spacing="normal" style:font-name-asian="Verdana" style:font-style-asian="normal" style:font-weight-asian="bold"/>
    </style:style>
    <style:style style:name="T10" style:family="text">
      <style:text-properties fo:font-variant="normal" fo:text-transform="none" fo:color="#4f4f4f" fo:font-size="16pt" fo:letter-spacing="normal" style:font-name-asian="Verdana" style:font-size-asian="16pt" style:font-style-asian="normal" style:font-weight-asian="bold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7">Hibernate</text:span></text:span><text:span text:style-name="Strong_20_Emphasis"><text:span text:style-name="T10">是如何延迟加载</text:span></text:span><text:span text:style-name="Strong_20_Emphasis"><text:span text:style-name="T7">?get</text:span></text:span><text:span text:style-name="Strong_20_Emphasis"><text:span text:style-name="T10">与</text:span></text:span><text:span text:style-name="Strong_20_Emphasis"><text:span text:style-name="T7">load</text:span></text:span><text:span text:style-name="Strong_20_Emphasis"><text:span text:style-name="T10">的区别</text:span></text:span></text:p>
      <text:p text:style-name="P3"><text:span text:style-name="T1">1. </text:span><text:span text:style-name="T3">对于</text:span><text:span text:style-name="T1">Hibernate get</text:span><text:span text:style-name="T3">方法，</text:span><text:span text:style-name="T1">Hibernate</text:span><text:span text:style-name="T3">会确认一下该</text:span><text:span text:style-name="T1">id</text:span><text:span text:style-name="T3">对应的数据是否存在，首先在</text:span><text:span text:style-name="T1">session</text:span><text:span text:style-name="T3">缓存中查找，然后在二级缓存中查找，还没有就查询数据库，数据 库中没有就返回</text:span><text:span text:style-name="T1">null</text:span><text:span text:style-name="T3">。这个相对比较简单，也没有太大的争议。主要要说明的一点就是在这个版本</text:span><text:span text:style-name="T1">(bibernate3.2</text:span><text:span text:style-name="T3">以上</text:span><text:span text:style-name="T1">)</text:span><text:span text:style-name="T3">中</text:span><text:span text:style-name="T1">get</text:span><text:span text:style-name="T3">方法也会查找二级缓存！</text:span></text:p>
      <text:p text:style-name="P3"><text:span text:style-name="T1">2. Hibernate load</text:span><text:span text:style-name="T3">方法加载实体对象的时候，根据映射文件上类级别的</text:span><text:span text:style-name="T1">lazy</text:span><text:span text:style-name="T3">属性的配置</text:span><text:span text:style-name="T1">(</text:span><text:span text:style-name="T3">默认为</text:span><text:span text:style-name="T1">true)</text:span><text:span text:style-name="T3">，分情况讨论： </text:span></text:p>
      <text:p text:style-name="P3"><text:span text:style-name="T1">(1)</text:span><text:span text:style-name="T3">若为</text:span><text:span text:style-name="T1">true,</text:span><text:span text:style-name="T3">则首先在</text:span><text:span text:style-name="T1">Session</text:span><text:span text:style-name="T3">缓存中查找，看看该</text:span><text:span text:style-name="T1">id</text:span><text:span text:style-name="T3">对应的对象是否存在，不存在则使用延迟加载，返回实体的代理类对象</text:span><text:span text:style-name="T1">(</text:span><text:span text:style-name="T3">该代理类为实体类的子类，由</text:span><text:span text:style-name="T1">CGLIB</text:span><text:span text:style-name="T3">动态生成</text:span><text:span text:style-name="T1">)</text:span><text:span text:style-name="T3">。等到具体使用该对象</text:span><text:span text:style-name="T1">(</text:span><text:span text:style-name="T3">除获取</text:span><text:span text:style-name="T1">OID</text:span><text:span text:style-name="T3">以外</text:span><text:span text:style-name="T1">)</text:span><text:span text:style-name="T3">的时候，再查询二级缓存和数据库，若仍没发现符合条件的记录，则会抛出一个</text:span><text:span text:style-name="T1">ObjectNotFoundException</text:span><text:span text:style-name="T3">。</text:span></text:p>
      <text:p text:style-name="P3"><text:span text:style-name="T1">(2)</text:span><text:span text:style-name="T3">若为</text:span><text:span text:style-name="T1">false,</text:span><text:span text:style-name="T3">就跟</text:span><text:span text:style-name="T1">Hibernateget</text:span><text:span text:style-name="T3">方法查找顺序一样，只是最终若没发现符合条件的记录，则会抛出一个</text:span><text:span text:style-name="T1">ObjectNotFoundException</text:span><text:span text:style-name="T3">。</text:span></text:p>
      <text:p text:style-name="P3"><text:span text:style-name="T3">这里</text:span><text:span text:style-name="T1">get</text:span><text:span text:style-name="T3">和</text:span><text:span text:style-name="T1">load</text:span><text:span text:style-name="T3">有两个重要区别</text:span><text:span text:style-name="T1">: </text:span></text:p>
      <text:p text:style-name="P3"><text:span text:style-name="T3">如果未能发现符合条件的记录，</text:span><text:span text:style-name="T1">Hibernate get</text:span><text:span text:style-name="T3">方法返回</text:span><text:span text:style-name="T1">null</text:span><text:span text:style-name="T3">，而</text:span><text:span text:style-name="T1">load</text:span><text:span text:style-name="T3">方法会抛出一个</text:span><text:span text:style-name="T1">ObjectNotFoundException</text:span><text:span text:style-name="T3">。</text:span></text:p>
      <text:p text:style-name="P3"><text:span text:style-name="T1">load</text:span><text:span text:style-name="T3">方法可返回没有加载实体数据的代 理类实例，而</text:span><text:span text:style-name="T1">get</text:span><text:span text:style-name="T3">方法永远返回有实体数据的对象。</text:span></text:p>
      <text:p text:style-name="P3"><text:span text:style-name="T1">(</text:span><text:span text:style-name="T3">对于</text:span><text:span text:style-name="T1">load</text:span><text:span text:style-name="T3">和</text:span><text:span text:style-name="T1">get</text:span><text:span text:style-name="T3">方法返回类型：好多书中都说：“</text:span><text:span text:style-name="T1">get</text:span><text:span text:style-name="T3">方法永远只返回实体类”，实际上并不正 确，</text:span><text:span text:style-name="T1">get</text:span><text:span text:style-name="T3">方法如果在</text:span><text:span text:style-name="T1">session</text:span><text:span text:style-name="T3">缓存中找到了该</text:span><text:span text:style-name="T1">id</text:span><text:span text:style-name="T3">对应的对象，如果刚好该对象前面是被代理过的，如被</text:span><text:span text:style-name="T1">load</text:span><text:span text:style-name="T3">方法使用过，或者被其他关联对象延迟加 载过，那么返回的还是原先的代理对象，而不是实体类对象，如果该代理对象还没有加载实体数据（就是</text:span><text:span text:style-name="T1">id</text:span><text:span text:style-name="T3">以外的其他属性数据），那么它会查询二级缓存或者数 据库来加载数据，但是返回的还是代理对象，只不过已经加载了实体数据。</text:span><text:span text:style-name="T1">)</text:span></text:p>
      <text:p text:style-name="P3"><text:span text:style-name="T3">总之对于</text:span><text:span text:style-name="T1">get</text:span><text:span text:style-name="T3">和</text:span><text:span text:style-name="T1">load</text:span><text:span text:style-name="T3">的根本区别，一句话，</text:span><text:span text:style-name="T1">hibernate</text:span><text:span text:style-name="T3">对于 </text:span><text:span text:style-name="T1">load</text:span><text:span text:style-name="T3">方法认为该数据在数据库中一定存在，可以放心的使用代理来延迟加</text:span><text:soft-page-break/><text:span text:style-name="T3">载，如果在使用过程中发现了问题，只能抛异常；而对于</text:span><text:span text:style-name="T1">get</text:span><text:span text:style-name="T3">方 法，</text:span><text:span text:style-name="T1">hibernate</text:span><text:span text:style-name="T3">一定要获取到真实的数据，否则返回</text:span><text:span text:style-name="T1">null</text:span><text:span text:style-name="T3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Genev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3.0.3$Windows_X86_64 LibreOffice_project/7074905676c47b82bbcfbea1aeefc84afe1c50e1</meta:generator>
    <dc:date>2018-07-29T10:41:43.677000000</dc:date>
    <meta:document-statistic meta:table-count="0" meta:image-count="0" meta:object-count="0" meta:page-count="2" meta:paragraph-count="10" meta:word-count="728" meta:character-count="997" meta:non-whitespace-character-count="983"/>
    <meta:user-defined meta:name="Info 1"/>
    <meta:user-defined meta:name="Info 2"/>
    <meta:user-defined meta:name="Info 3"/>
    <meta:user-defined meta:name="Info 4"/>
  </office:meta>
</office:document-meta>
</file>